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6A1A7DB1DA096A3B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5cm" fo:min-width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09cm" svg:x="1cm" svg:y="10.424cm">
          <draw:image xlink:href="Pictures/10000201000003E80000016A1A7DB1DA096A3B51.png" xlink:type="simple" xlink:show="embed" xlink:actuate="onLoad" loext:mime-type="image/png">
            <text:p/>
          </draw:image>
        </draw:frame>
        <draw:frame draw:style-name="gr2" draw:text-style-name="P2" draw:layer="layout" svg:width="1.2cm" svg:height="1.276cm" svg:x="2.2cm" svg:y="10.7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5.8cm" svg:y="10.7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5.8cm" svg:y="10.7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12.8cm" svg:y="10.7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16.3cm" svg:y="10.7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16.3cm" svg:y="16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12.8cm" svg:y="16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5.8cm" svg:y="16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2.2cm" svg:y="16cm">
          <draw:text-box>
            <text:p><text:span text:style-name="T1">A</text:span></text:p>
          </draw:text-box>
        </draw:frame>
        <draw:frame draw:style-name="gr3" draw:text-style-name="P3" draw:layer="layout" svg:width="0.972cm" svg:height="0.878cm" svg:x="9.4cm" svg:y="15.6cm">
          <draw:text-box>
            <text:p><text:span text:style-name="T2">m</text:span></text:p>
          </draw:text-box>
        </draw:frame>
        <draw:frame draw:style-name="gr3" draw:text-style-name="P3" draw:layer="layout" svg:width="0.815cm" svg:height="0.878cm" svg:x="9.473cm" svg:y="11.601cm">
          <draw:text-box>
            <text:p><text:span text:style-name="T2">n</text:span></text:p>
          </draw:text-box>
        </draw:frame>
        <draw:frame draw:style-name="gr3" draw:text-style-name="P3" draw:layer="layout" svg:width="0.811cm" svg:height="1.014cm" svg:x="8.773cm" svg:y="10.902cm">
          <draw:text-box>
            <text:p><text:span text:style-name="T2">i</text:span><text:span text:style-name="T3">1</text:span></text:p>
          </draw:text-box>
        </draw:frame>
        <draw:frame draw:style-name="gr3" draw:text-style-name="P3" draw:layer="layout" svg:width="0.811cm" svg:height="1.014cm" svg:x="10.273cm" svg:y="10.903cm">
          <draw:text-box>
            <text:p><text:span text:style-name="T2">i</text:span><text:span text:style-name="T3">2</text:span></text:p>
          </draw:text-box>
        </draw:frame>
        <draw:frame draw:style-name="gr3" draw:text-style-name="P3" draw:layer="layout" svg:width="0.811cm" svg:height="1.014cm" svg:x="8.773cm" svg:y="16.203cm">
          <draw:text-box>
            <text:p><text:span text:style-name="T2">j</text:span><text:span text:style-name="T3">1</text:span></text:p>
          </draw:text-box>
        </draw:frame>
        <draw:frame draw:style-name="gr3" draw:text-style-name="P3" draw:layer="layout" svg:width="0.811cm" svg:height="1.014cm" svg:x="10.273cm" svg:y="16.204cm">
          <draw:text-box>
            <text:p><text:span text:style-name="T2">j</text:span><text:span text:style-name="T3">2</text:span></text:p>
          </draw:text-box>
        </draw:frame>
        <draw:custom-shape draw:style-name="gr4" draw:text-style-name="P4" draw:layer="layout" svg:width="0.8cm" svg:height="1.4cm" svg:x="9.5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1.4cm" svg:x="9.524cm" svg:y="11.6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1:40:02.784704778</dc:date>
    <meta:editing-duration>PT19H27M26S</meta:editing-duration>
    <meta:editing-cycles>3</meta:editing-cycles>
    <meta:generator>LibreOffice/6.4.6.2$Linux_X86_64 LibreOffice_project/40$Build-2</meta:generator>
    <meta:document-statistic meta:object-count="18"/>
  </office:meta>
</office:document-meta>
</file>